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1.ttf" manifest:media-type="application/x-font-ttf"/>
  <manifest:file-entry manifest:full-path="Fonts/font2.ttf" manifest:media-type="application/x-font-ttf"/>
  <manifest:file-entry manifest:full-path="Fonts/font3.ttf" manifest:media-type="application/x-font-ttf"/>
  <manifest:file-entry manifest:full-path="Fonts/font4.ttf" manifest:media-type="application/x-font-tt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Biolinum2" svg:font-family="'Linux Biolinum'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</svg:font-face-src>
    </style:font-face>
    <style:font-face style:name="Linux Biolinum4" svg:font-family="'Linux Biolinum'" style:font-adornments="Gras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</svg:font-face-src>
    </style:font-face>
    <style:font-face style:name="Mangal1" svg:font-family="Mangal"/>
    <style:font-face style:name="OpenSymbol" svg:font-family="OpenSymbol">
      <svg:font-face-src>
        <svg:font-face-uri xlink:href="Fonts/font4.ttf" xlink:type="simple">
          <svg:font-face-format svg:string="truetype"/>
        </svg:font-face-uri>
      </svg:font-face-src>
    </style:font-face>
    <style:font-face style:name="Verdana" svg:font-family="Verdana"/>
    <style:font-face style:name="DejaVu Sans Mono" svg:font-family="'DejaVu Sans Mono'" style:font-family-generic="modern" style:font-pitch="fixed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</svg:font-face-src>
    </style:font-face>
    <style:font-face style:name="Linux Biolinum3" svg:font-family="'Linux Biolinum'" style:font-pitch="variable">
      <svg:font-face-src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  <style:font-face style:name="Linux Biolinum" svg:font-family="'Linux Biolinum'" style:font-adornments="Gras" style:font-pitch="variable">
      <svg:font-face-src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  <style:font-face style:name="Linux Biolinum1" svg:font-family="'Linux Biolinum'" style:font-adornments="Normal" style:font-pitch="variable">
      <svg:font-face-src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Text_20_body" style:list-style-name="L25">
      <style:text-properties fo:font-weight="bold" officeooo:rsid="00d978cd" officeooo:paragraph-rsid="00d978cd" style:font-weight-asian="bold" style:font-weight-complex="bold"/>
    </style:style>
    <style:style style:name="P2" style:family="paragraph" style:parent-style-name="Text_20_body" style:list-style-name="L25">
      <style:text-properties fo:font-weight="bold" officeooo:rsid="00dac219" officeooo:paragraph-rsid="00dac219" style:font-weight-asian="bold" style:font-weight-complex="bold"/>
    </style:style>
    <style:style style:name="P3" style:family="paragraph" style:parent-style-name="Text_20_body" style:list-style-name="L25">
      <style:text-properties fo:font-weight="bold" officeooo:rsid="00dc16b4" officeooo:paragraph-rsid="00dc16b4" style:font-weight-asian="bold" style:font-weight-complex="bold"/>
    </style:style>
    <style:style style:name="P4" style:family="paragraph" style:parent-style-name="Text_20_body" style:list-style-name="L25">
      <style:text-properties fo:font-weight="bold" officeooo:rsid="00dcfb4f" officeooo:paragraph-rsid="00dcfb4f" style:font-weight-asian="bold" style:font-weight-complex="bold"/>
    </style:style>
    <style:style style:name="P5" style:family="paragraph" style:parent-style-name="Text_20_body" style:list-style-name="L25">
      <style:text-properties officeooo:paragraph-rsid="00d64e0b"/>
    </style:style>
    <style:style style:name="P6" style:family="paragraph" style:parent-style-name="Text_20_body" style:list-style-name="L25">
      <style:text-properties officeooo:rsid="00d64e0b" officeooo:paragraph-rsid="00d64e0b"/>
    </style:style>
    <style:style style:name="P7" style:family="paragraph" style:parent-style-name="Text_20_body" style:list-style-name="L25">
      <style:paragraph-properties fo:margin-top="0cm" fo:margin-bottom="0cm" loext:contextual-spacing="false"/>
      <style:text-properties fo:font-weight="bold" officeooo:rsid="00dcfb4f" officeooo:paragraph-rsid="00dcfb4f" style:font-weight-asian="bold" style:font-weight-complex="bold"/>
    </style:style>
    <style:style style:name="P8" style:family="paragraph" style:parent-style-name="Text_20_body" style:list-style-name="L25">
      <style:paragraph-properties fo:margin-top="0cm" fo:margin-bottom="0.21cm" loext:contextual-spacing="false"/>
      <style:text-properties fo:font-weight="bold" officeooo:rsid="00deb494" officeooo:paragraph-rsid="00deb494" style:font-weight-asian="bold" style:font-weight-complex="bold"/>
    </style:style>
    <style:style style:name="P9" style:family="paragraph" style:parent-style-name="Text_20_body" style:list-style-name="L25">
      <style:paragraph-properties fo:margin-top="0cm" fo:margin-bottom="0.21cm" loext:contextual-spacing="false"/>
      <style:text-properties fo:font-weight="bold" officeooo:rsid="00e22332" officeooo:paragraph-rsid="00e22332" style:font-weight-asian="bold" style:font-weight-complex="bold"/>
    </style:style>
    <style:style style:name="P10" style:family="paragraph" style:parent-style-name="Text_20_body">
      <style:paragraph-properties fo:margin-top="0.42cm" fo:margin-bottom="0cm" loext:contextual-spacing="false"/>
      <style:text-properties officeooo:paragraph-rsid="00e4866a"/>
    </style:style>
    <style:style style:name="P11" style:family="paragraph" style:parent-style-name="Heading_20_1">
      <style:paragraph-properties fo:margin-top="0.42cm" fo:margin-bottom="0cm" loext:contextual-spacing="false"/>
      <style:text-properties style:text-underline-style="solid" style:text-underline-width="auto" style:text-underline-color="font-color"/>
    </style:style>
    <style:style style:name="P12" style:family="paragraph" style:parent-style-name="Heading_20_1">
      <style:paragraph-properties fo:margin-top="0.42cm" fo:margin-bottom="0cm" loext:contextual-spacing="false"/>
      <style:text-properties officeooo:paragraph-rsid="00e4866a"/>
    </style:style>
    <style:style style:name="P13" style:family="paragraph" style:parent-style-name="Heading_20_1">
      <style:paragraph-properties fo:margin-top="0.42cm" fo:margin-bottom="0cm" loext:contextual-spacing="false"/>
      <style:text-properties style:text-underline-style="none" officeooo:paragraph-rsid="00e4866a"/>
    </style:style>
    <style:style style:name="P14" style:family="paragraph" style:parent-style-name="Title">
      <style:text-properties style:font-name="Linux Biolinum" style:text-underline-style="none" fo:font-weight="normal" officeooo:rsid="00d64e0b" officeooo:paragraph-rsid="00d64e0b" style:font-name-asian="Lucida Sans Unicode" style:font-weight-asian="normal" style:font-name-complex="Mangal" style:font-weight-complex="normal"/>
    </style:style>
    <style:style style:name="T1" style:family="text">
      <style:text-properties style:font-name="Linux Biolinum" fo:font-style="italic" style:text-underline-style="none" fo:font-weight="normal" style:font-name-asian="Lucida Sans Unicode" style:font-style-asian="italic" style:font-weight-asian="normal" style:font-name-complex="Mangal" style:font-style-complex="italic" style:font-weight-complex="normal"/>
    </style:style>
    <style:style style:name="T2" style:family="text">
      <style:text-properties style:font-name="Linux Biolinum" fo:font-style="italic" style:text-underline-style="solid" style:text-underline-width="auto" style:text-underline-color="font-color" fo:font-weight="normal" style:font-name-asian="Lucida Sans Unicode" style:font-style-asian="italic" style:font-weight-asian="normal" style:font-name-complex="Mangal" style:font-style-complex="italic" style:font-weight-complex="normal"/>
    </style:style>
    <style:style style:name="T3" style:family="text">
      <style:text-properties style:font-name="Linux Biolinum" style:text-underline-style="none" fo:font-weight="bold" style:font-name-asian="Lucida Sans Unicode" style:font-weight-asian="bold" style:font-name-complex="Mangal" style:font-weight-complex="bold"/>
    </style:style>
    <style:style style:name="T4" style:family="text">
      <style:text-properties style:font-name="Linux Biolinum" style:text-underline-style="none" fo:font-weight="bold" officeooo:rsid="00d7a5cf" style:font-name-asian="Lucida Sans Unicode" style:font-weight-asian="bold" style:font-name-complex="Mangal" style:font-weight-complex="bold"/>
    </style:style>
    <style:style style:name="T5" style:family="text">
      <style:text-properties style:font-name="Linux Biolinum" style:text-underline-style="none" fo:font-weight="normal" style:font-name-asian="Lucida Sans Unicode" style:font-weight-asian="normal" style:font-name-complex="Mangal" style:font-weight-complex="normal"/>
    </style:style>
    <style:style style:name="T6" style:family="text">
      <style:text-properties style:font-name="Linux Biolinum" style:text-underline-style="none" fo:font-weight="normal" officeooo:rsid="00d64e0b" style:font-name-asian="Lucida Sans Unicode" style:font-weight-asian="normal" style:font-name-complex="Mangal" style:font-weight-complex="normal"/>
    </style:style>
    <style:style style:name="T7" style:family="text">
      <style:text-properties style:font-name="Linux Biolinum" fo:font-style="normal" style:text-underline-style="none" fo:font-weight="normal" style:font-name-asian="Lucida Sans Unicode" style:font-style-asian="normal" style:font-weight-asian="normal" style:font-name-complex="Mangal" style:font-style-complex="normal" style:font-weight-complex="normal"/>
    </style:style>
    <style:style style:name="T8" style:family="text">
      <style:text-properties style:font-name="Linux Biolinum" fo:font-style="normal" style:text-underline-style="none" fo:font-weight="normal" officeooo:rsid="00dac219" style:font-name-asian="Lucida Sans Unicode" style:font-style-asian="normal" style:font-weight-asian="normal" style:font-name-complex="Mangal" style:font-style-complex="normal" style:font-weight-complex="normal"/>
    </style:style>
    <style:style style:name="T9" style:family="text">
      <style:text-properties style:font-name="Linux Biolinum" fo:font-style="normal" style:text-underline-style="none" fo:font-weight="normal" officeooo:rsid="00d9e07a" style:font-name-asian="Lucida Sans Unicode" style:font-style-asian="normal" style:font-weight-asian="normal" style:font-name-complex="Mangal" style:font-style-complex="normal" style:font-weight-complex="normal"/>
    </style:style>
    <style:style style:name="T10" style:family="text">
      <style:text-properties style:font-name="Linux Biolinum" fo:font-style="normal" style:text-underline-style="none" fo:font-weight="normal" officeooo:rsid="00da1842" style:font-name-asian="Lucida Sans Unicode" style:font-style-asian="normal" style:font-weight-asian="normal" style:font-name-complex="Mangal" style:font-style-complex="normal" style:font-weight-complex="normal"/>
    </style:style>
    <style:style style:name="T11" style:family="text">
      <style:text-properties style:font-name="Linux Biolinum" fo:font-style="normal" style:text-underline-style="none" fo:font-weight="normal" officeooo:rsid="00dc16b4" style:font-name-asian="Lucida Sans Unicode" style:font-style-asian="normal" style:font-weight-asian="normal" style:font-name-complex="Mangal" style:font-style-complex="normal" style:font-weight-complex="normal"/>
    </style:style>
    <style:style style:name="T12" style:family="text">
      <style:text-properties style:font-name="Linux Biolinum" fo:font-style="normal" style:text-underline-style="none" fo:font-weight="normal" officeooo:rsid="00dfd824" style:font-name-asian="Lucida Sans Unicode" style:font-style-asian="normal" style:font-weight-asian="normal" style:font-name-complex="Mangal" style:font-style-complex="normal" style:font-weight-complex="normal"/>
    </style:style>
    <style:style style:name="T13" style:family="text">
      <style:text-properties style:font-name="Linux Biolinum" fo:font-style="normal" style:text-underline-style="none" fo:font-weight="normal" officeooo:rsid="00e13ecd" style:font-name-asian="Lucida Sans Unicode" style:font-style-asian="normal" style:font-weight-asian="normal" style:font-name-complex="Mangal" style:font-style-complex="normal" style:font-weight-complex="normal"/>
    </style:style>
    <style:style style:name="T14" style:family="text">
      <style:text-properties style:font-name="Linux Biolinum" fo:font-style="normal" style:text-underline-style="none" fo:font-weight="normal" officeooo:rsid="00e262a8" style:font-name-asian="Lucida Sans Unicode" style:font-style-asian="normal" style:font-weight-asian="normal" style:font-name-complex="Mangal" style:font-style-complex="normal" style:font-weight-complex="normal"/>
    </style:style>
    <style:style style:name="T15" style:family="text">
      <style:text-properties style:font-name="Linux Biolinum" fo:font-style="normal" style:text-underline-style="none" fo:font-weight="normal" officeooo:rsid="00e2fe52" style:font-name-asian="Lucida Sans Unicode" style:font-style-asian="normal" style:font-weight-asian="normal" style:font-name-complex="Mangal" style:font-style-complex="normal" style:font-weight-complex="normal"/>
    </style:style>
    <style:style style:name="T16" style:family="text">
      <style:text-properties style:font-name="Linux Biolinum" fo:font-style="normal" style:text-underline-style="none" fo:font-weight="bold" style:font-name-asian="Lucida Sans Unicode" style:font-style-asian="normal" style:font-weight-asian="bold" style:font-name-complex="Mangal" style:font-style-complex="normal" style:font-weight-complex="bold"/>
    </style:style>
    <style:style style:name="T17" style:family="text">
      <style:text-properties style:font-name="Linux Biolinum" fo:font-style="normal" style:text-underline-style="none" style:font-name-asian="Lucida Sans Unicode" style:font-style-asian="normal" style:font-name-complex="Mangal" style:font-style-complex="normal"/>
    </style:style>
    <style:style style:name="T18" style:family="text">
      <style:text-properties style:font-name="Linux Biolinum" fo:font-style="normal" style:text-underline-style="solid" style:text-underline-width="auto" style:text-underline-color="font-color" fo:font-weight="normal" style:font-name-asian="Lucida Sans Unicode" style:font-style-asian="normal" style:font-weight-asian="normal" style:font-name-complex="Mangal" style:font-style-complex="normal" style:font-weight-complex="normal"/>
    </style:style>
    <style:style style:name="T19" style:family="text">
      <style:text-properties style:font-name="Linux Biolinum" fo:font-style="normal" fo:font-weight="normal" style:font-name-asian="Lucida Sans Unicode" style:font-style-asian="normal" style:font-weight-asian="normal" style:font-name-complex="Mangal" style:font-style-complex="normal" style:font-weight-complex="normal"/>
    </style:style>
    <style:style style:name="T20" style:family="text">
      <style:text-properties style:font-name="Linux Biolinum" fo:font-style="normal" fo:font-weight="normal" officeooo:rsid="00e2fe52" style:font-name-asian="Lucida Sans Unicode" style:font-style-asian="normal" style:font-weight-asian="normal" style:font-name-complex="Mang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DejaVu Sans'" style:font-style-name="Book" style:font-family-generic="swiss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number text:level="1" style:num-suffix=")" style:num-format="a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1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Identifier le status et le point de vue du narrateur</text:p>
      <text:h text:style-name="Heading_20_1" text:outline-level="1">Extrait 1 : Le loup des rues, Jack London</text:h>
      <text:h text:style-name="Heading_20_2" text:outline-level="2">l’auteur et le statut du narrateur</text:h>
      <text:list xml:id="list5308958790997788349" text:style-name="L25">
        <text:list-item>
          <text:p text:style-name="P5"><text:span text:style-name="T6">Jack London est l’auteur de cet extrait.</text:span></text:p>
        </text:list-item>
        <text:list-item>
          <text:p text:style-name="P6"><text:span text:style-name="T4">a.</text:span><text:span text:style-name="T5"> et </text:span><text:span text:style-name="T3">b :</text:span><text:span text:style-name="T5"> <text:s/>Le narrateur est un personnage dans l’histoire car il parle avec « je » pour se décrire dans le récit. c’et un passage qui se nomme Hunphrey Van Weyden et qui est un jeune journaliste américain.</text:span></text:p>
        </text:list-item>
      </text:list>
      <text:h text:style-name="Heading_20_2" text:outline-level="2">L’histoire racontée</text:h>
      <text:list xml:id="list110008237325102" text:continue-numbering="true" text:style-name="L25">
        <text:list-item>
          <text:p text:style-name="P6"><text:span text:style-name="T3">a.</text:span><text:span text:style-name="T5"> Le moment : l’histoire se déroule au début du XXème siècle.<text:line-break/>Le lieu : L’action se déroule dans la baie de San Francisco (USA).<text:line-break/>Les évènements : Le narrateur raconte le naufrage du ferry-boat Martinez qui est entré en collision avec un autre bateau.<text:line-break/></text:span><text:span text:style-name="T3">b.</text:span><text:span text:style-name="T5"> Les personnages présents sont les passagers du bateau et le narrateur. Tous les personnages se trouvent dans une situation critique/alarmante puisque le navire est en train de couler.</text:span></text:p>
        </text:list-item>
      </text:list>
      <text:h text:style-name="Heading_20_2" text:outline-level="2">Le point de vue</text:h>
      <text:list xml:id="list110006985522217" text:continue-numbering="true" text:style-name="L25">
        <text:list-item>
          <text:p text:style-name="P6"><text:span text:style-name="T3">a.</text:span><text:span text:style-name="T5"> Des verbes de perception et de jugement montrent que </text:span><text:span text:style-name="T1">les évènements sont racontés tels qu’ils ont été vécus et perçus par le personnage (=le narrateur) adopte un </text:span><text:span text:style-name="T2">point de vue interne</text:span><text:span text:style-name="T7">.<text:line-break/>Ex. : Verbes de jugement : « Je compris, « l’éprouvais l’impression »…<text:line-break/>Verbes de perception : « Je sautais, « j’entendais », « Je perçus »…</text:span></text:p>
          <text:p text:style-name="P6"><text:span text:style-name="T16">b. </text:span><text:span text:style-name="T7">Le lecteur en sait autant que le personnage (le narrateur). Le lecteur vit l’action à travèrs le personnage.</text:span></text:p>
        </text:list-item>
        <text:list-item>
          <text:p text:style-name="P1"><text:span text:style-name="T17">a.</text:span><text:span text:style-name="T7"> </text:span><text:span text:style-name="T18">Les différents sens sollicités</text:span><text:span text:style-name="T7">.</text:span></text:p>
          <text:p text:style-name="P1"><text:span text:style-name="T17">L’ouie : </text:span><text:span text:style-name="T7">Suppliaient ; leurs clameurs ; </text:span><text:span text:style-name="T9">s’appelaient les uns les autres ; j’entendis </text:span><text:span text:style-name="T10">un </text:span><text:soft-page-break/><text:span text:style-name="T10">bruit de rames ; </text:span><text:span text:style-name="T8">Les sons que j’entendais se firent indistincts ; le dernier bruit ; une clameur désespérée ; le silence m’environnait ; Le clapotis de l’eau.</text:span></text:p>
          <text:p text:style-name="P2"><text:span text:style-name="T17">Le toucher :</text:span><text:span text:style-name="T1"> </text:span><text:span text:style-name="T7">l’eau était glacée ; son contact était d’une souffrance intolérable ; un brasier ; Ce froid intense me brûlait ; Son étreinte était semblable à celle de la mort ; </text:span><text:span text:style-name="T11">je sentis l’âcreté de l’eau salée ; Je sentais un engourdissement.</text:span></text:p>
          <text:p text:style-name="P3"><text:span text:style-name="T17">La vue </text:span><text:span text:style-name="T7">: → Le narrateur voit : les passagers sautaient par-dessus bord ; Autour de moi, une foule de gens se débattaient.</text:span></text:p>
          <text:p text:style-name="P3"><text:span text:style-name="T17">Le goût </text:span><text:span text:style-name="T7">: L’âcreté de l’eau salée ; Je suffocais chaque fois.</text:span></text:p>
          <text:p text:style-name="P4"><text:span text:style-name="T17">5.b</text:span><text:span text:style-name="T7">. </text:span><text:span text:style-name="T18">Les états intérieurs du personnage</text:span><text:span text:style-name="T7">.</text:span></text:p>
          <text:list>
            <text:list-item>
              <text:p text:style-name="P7"><text:span text:style-name="T7">Pris de panique</text:span></text:p>
            </text:list-item>
            <text:list-item>
              <text:p text:style-name="P7"><text:span text:style-name="T7">J’étais étonné</text:span></text:p>
            </text:list-item>
            <text:list-item>
              <text:p text:style-name="P7"><text:span text:style-name="T7">Une panique …</text:span></text:p>
            </text:list-item>
          </text:list>
        </text:list-item>
        <text:list-item>
          <text:p text:style-name="P8"><text:span text:style-name="T18">La fonction et la visée </text:span><text:span text:style-name="T7">: </text:span><text:span text:style-name="T12">Le</text:span><text:span text:style-name="T7"> choix </text:span><text:span text:style-name="T12">du point de vue interne</text:span><text:span text:style-name="T7"> permet au lecteur de s’identifier </text:span><text:span text:style-name="T12">parfaitement avec le</text:span><text:span text:style-name="T7"> narrateur. </text:span><text:span text:style-name="T13">Il favorise la « plongée » dans l’histoire. </text:span></text:p>
        </text:list-item>
        <text:list-item>
          <text:p text:style-name="P9"><text:span text:style-name="T13">L</text:span><text:span text:style-name="T7">a peur et la pitié constituent les ressors </text:span><text:span text:style-name="T14">de ce texte. </text:span><text:span text:style-name="T15">Ce sont ces deux sentiments que le narrateur cherche à éveiller chez le lecteur.</text:span></text:p>
        </text:list-item>
      </text:list>
      <text:h text:style-name="P11" text:outline-level="1"><text:span text:style-name="T20">E</text:span><text:span text:style-name="T19">xtrait 2 : « J’ai oublié de dire qu’elle était jeune et jolie »</text:span></text:h>
      <text:h text:style-name="P13" text:outline-level="1">&amp;</text:h>
      <text:h text:style-name="P12" text:outline-level="1"><text:s/>Extrait 3 : « Ils avaient l’air du père et de la fille »</text:h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Biolinum2" svg:font-family="'Linux Biolinum'"/>
    <style:font-face style:name="Linux Biolinum4" svg:font-family="'Linux Biolinum'" style:font-adornments="Gras"/>
    <style:font-face style:name="Mangal1" svg:font-family="Mangal"/>
    <style:font-face style:name="OpenSymbol" svg:font-family="OpenSymbol"/>
    <style:font-face style:name="Verdana" svg:font-family="Verdana"/>
    <style:font-face style:name="DejaVu Sans Mono" svg:font-family="'DejaVu Sans Mono'" style:font-family-generic="modern" style:font-pitch="fixed"/>
    <style:font-face style:name="Linux Biolinum3" svg:font-family="'Linux Biolinum'" style:font-pitch="variable"/>
    <style:font-face style:name="Linux Biolinum" svg:font-family="'Linux Biolinum'" style:font-adornments="Gras" style:font-pitch="variable"/>
    <style:font-face style:name="Linux Biolinum1" svg:font-family="'Linux Biolinum'" style:font-adornments="Normal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fr" fo:country="FR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fr" fo:country="FR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style:shadow="none" fo:keep-with-next="always"/>
      <style:text-properties style:font-name="Linux Biolinum" fo:font-family="'Linux Biolinum'" style:font-style-name="Gras" style:font-pitch="variable" fo:font-size="14pt" fo:font-weight="bold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-image-width="0cm" draw:fill-image-height="0cm"/>
      <style:paragraph-properties fo:margin-top="0cm" fo:margin-bottom="0.212cm" loext:contextual-spacing="false" fo:line-height="150%" style:page-number="auto" style:shadow="none">
        <style:drop-cap/>
      </style:paragraph-properties>
      <style:text-properties style:font-name="Linux Biolinum" fo:font-family="'Linux Biolinum'" style:font-style-name="Gras" style:font-pitch="variable" fo:font-size="13pt" fo:font-style="normal" fo:font-weight="normal" fo:background-color="transparent"/>
    </style:style>
    <style:style style:name="List" style:family="paragraph" style:parent-style-name="Text_20_body" style:class="list">
      <style:text-properties style:font-name="Linux Biolinum1" fo:font-family="'Linux Biolinum'" style:font-style-name="Normal" style:font-pitch="variable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1cm" loext:contextual-spacing="false" fo:text-align="center" style:justify-single-word="false"/>
      <style:text-properties fo:font-variant="small-caps" fo:font-size="140%" style:text-underline-style="solid" style:text-underline-width="auto" style:text-underline-color="font-color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6cm" fo:margin-bottom="0.801cm" loext:contextual-spacing="false"/>
      <style:text-properties fo:font-size="13pt" style:text-underline-style="none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end" style:justify-single-word="false"/>
      <style:text-properties fo:color="#666666" fo:font-size="18pt" fo:font-weight="normal" fo:background-color="transparen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xercice" style:family="paragraph" style:parent-style-name="Text_20_body">
      <loext:graphic-properties draw:fill="none" draw:fill-color="#ccffff"/>
      <style:paragraph-properties fo:margin-left="0cm" fo:margin-right="0cm" fo:line-height="100%" fo:text-indent="0cm" style:auto-text-indent="false" fo:background-color="transparent"/>
      <style:text-properties style:font-name="Linux Biolinum" fo:font-family="'Linux Biolinum'" style:font-style-name="Gras" style:font-pitch="variable" fo:font-weight="normal" fo:background-color="transparent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Question" style:family="paragraph" style:parent-style-name="Exercice" style:master-page-name="">
      <loext:graphic-properties draw:fill="none" draw:fill-color="#ccffff"/>
      <style:paragraph-properties style:page-number="auto" fo:background-color="transparent"/>
      <style:text-properties fo:font-weight="bold" style:font-weight-asian="bold" style:font-weight-complex="bold"/>
    </style:style>
    <style:style style:name="Réponse" style:family="paragraph" style:parent-style-name="Exercice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  <style:text-properties fo:font-size="12pt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wrap="parallel" style:number-wrapped-paragraphs="no-limit" style:wrap-contour="false" style:vertical-pos="middle" style:vertical-rel="text" draw:fill-image-width="0cm" draw:fill-image-height="0cm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88-01-01T04:20:08.550000000</meta:creation-date>
    <dc:date>2016-03-17T11:00:06.039685483</dc:date>
    <meta:editing-duration>P6DT21H49M14S</meta:editing-duration>
    <meta:editing-cycles>199</meta:editing-cycles>
    <meta:generator>LibreOffice/5.1.1.3$Linux_X86_64 LibreOffice_project/10m0$Build-3</meta:generator>
    <meta:document-statistic meta:table-count="0" meta:image-count="0" meta:object-count="0" meta:page-count="2" meta:paragraph-count="24" meta:word-count="465" meta:character-count="2515" meta:non-whitespace-character-count="2081"/>
  </office:meta>
</office:document-meta>
</file>